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ProviderImpl.PortletURLProviderImpl( PortalService service , String even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URLProviderImpl.PortletURLProviderImpl( PortalService service , PortletWindow portletWindow , String coplet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URLProviderImpl.setParameters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URLProviderImpl.PortletURLProviderImpl( PortletURLProviderImpl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URLProviderImpl.set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clear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as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ortletURLProviderImpl.setPortletMode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WindowState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Action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